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2A09000030C98B721B7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style:tab-stops>
          <style:tab-stop style:position="0in"/>
        </style:tab-stops>
      </style:paragraph-properties>
      <style:text-properties style:font-name="Times New Roman"/>
    </style:style>
    <style:style style:name="P3" style:family="paragraph" style:parent-style-name="Standard" style:list-style-name="L8">
      <style:paragraph-properties>
        <style:tab-stops>
          <style:tab-stop style:position="0in"/>
        </style:tab-stops>
      </style:paragraph-properties>
      <style:text-properties style:font-name="Times New Roman"/>
    </style:style>
    <style:style style:name="P4" style:family="paragraph" style:parent-style-name="Standard" style:list-style-name="L12">
      <style:paragraph-properties>
        <style:tab-stops>
          <style:tab-stop style:position="0in"/>
        </style:tab-stops>
      </style:paragraph-properties>
      <style:text-properties style:font-name="Times New Roman"/>
    </style:style>
    <style:style style:name="P5" style:family="paragraph" style:parent-style-name="Standard" style:list-style-name="L8">
      <style:paragraph-properties>
        <style:tab-stops>
          <style:tab-stop style:position="0in"/>
        </style:tab-stops>
      </style:paragraph-properties>
      <style:text-properties style:font-name="Times New Roman" fo:font-weight="bold" style:font-weight-asian="bold"/>
    </style:style>
    <style:style style:name="P6" style:family="paragraph" style:parent-style-name="Standard" style:list-style-name="L8">
      <style:paragraph-properties>
        <style:tab-stops>
          <style:tab-stop style:position="0in"/>
        </style:tab-stops>
      </style:paragraph-properties>
    </style:style>
    <style:style style:name="P7" style:family="paragraph" style:parent-style-name="Standard" style:list-style-name="L12">
      <style:paragraph-properties>
        <style:tab-stops>
          <style:tab-stop style:position="0in"/>
        </style:tab-stops>
      </style:paragraph-properties>
    </style:style>
    <style:style style:name="P8" style:family="paragraph" style:parent-style-name="Standard">
      <style:text-properties style:font-name="Arial"/>
    </style:style>
    <style:style style:name="P9" style:family="paragraph" style:parent-style-name="Standard" style:list-style-name="L10">
      <style:text-properties style:font-name="Arial"/>
    </style:style>
    <style:style style:name="P10" style:family="paragraph" style:parent-style-name="Standard">
      <style:text-properties style:font-name="Times New Roman"/>
    </style:style>
    <style:style style:name="P11" style:family="paragraph" style:parent-style-name="Standard">
      <style:paragraph-properties fo:margin-left="0.4925in" fo:margin-right="0in" fo:text-indent="0in" style:auto-text-indent="false"/>
      <style:text-properties style:font-name="Arial" fo:font-weight="bold" style:font-weight-asian="bold"/>
    </style:style>
    <style:style style:name="P12" style:family="paragraph" style:parent-style-name="Text_20_body">
      <style:paragraph-properties fo:text-align="center" style:justify-single-word="false"/>
    </style:style>
    <style:style style:name="P13" style:family="paragraph" style:parent-style-name="Text_20_body">
      <style:text-properties style:font-name="Times New Roman"/>
    </style:style>
    <style:style style:name="P14" style:family="paragraph" style:parent-style-name="Text_20_body">
      <style:paragraph-properties fo:text-align="center" style:justify-single-word="false"/>
      <style:text-properties style:font-name="Times New Roman"/>
    </style:style>
    <style:style style:name="P15" style:family="paragraph" style:parent-style-name="Text_20_body" style:list-style-name="L2">
      <style:paragraph-properties fo:text-align="start" style:justify-single-word="false">
        <style:tab-stops>
          <style:tab-stop style:position="0in"/>
        </style:tab-stops>
      </style:paragraph-properties>
      <style:text-properties style:font-name="Times New Roman"/>
    </style:style>
    <style:style style:name="P16" style:family="paragraph" style:parent-style-name="Text_20_body">
      <style:paragraph-properties fo:text-align="start" style:justify-single-word="false"/>
    </style:style>
    <style:style style:name="P17" style:family="paragraph" style:parent-style-name="Text_20_body">
      <style:paragraph-properties>
        <style:tab-stops>
          <style:tab-stop style:position="0in"/>
        </style:tab-stops>
      </style:paragraph-properties>
    </style:style>
    <style:style style:name="P18" style:family="paragraph" style:parent-style-name="Heading_20_3" style:list-style-name="L3">
      <style:paragraph-properties>
        <style:tab-stops>
          <style:tab-stop style:position="0in"/>
        </style:tab-stops>
      </style:paragraph-properties>
      <style:text-properties style:font-name="Arial"/>
    </style:style>
    <style:style style:name="P19" style:family="paragraph" style:parent-style-name="Heading_20_3" style:list-style-name="L4">
      <style:paragraph-properties>
        <style:tab-stops>
          <style:tab-stop style:position="0in"/>
        </style:tab-stops>
      </style:paragraph-properties>
      <style:text-properties style:font-name="Arial"/>
    </style:style>
    <style:style style:name="P20" style:family="paragraph" style:parent-style-name="Heading_20_3" style:list-style-name="L5">
      <style:paragraph-properties>
        <style:tab-stops>
          <style:tab-stop style:position="0in"/>
        </style:tab-stops>
      </style:paragraph-properties>
      <style:text-properties style:font-name="Arial"/>
    </style:style>
    <style:style style:name="P21" style:family="paragraph" style:parent-style-name="Heading_20_3" style:list-style-name="L6">
      <style:paragraph-properties>
        <style:tab-stops>
          <style:tab-stop style:position="0in"/>
        </style:tab-stops>
      </style:paragraph-properties>
      <style:text-properties style:font-name="Arial"/>
    </style:style>
    <style:style style:name="P22" style:family="paragraph" style:parent-style-name="Heading_20_3" style:list-style-name="L7">
      <style:paragraph-properties>
        <style:tab-stops>
          <style:tab-stop style:position="0in"/>
        </style:tab-stops>
      </style:paragraph-properties>
      <style:text-properties style:font-name="Arial"/>
    </style:style>
    <style:style style:name="P23" style:family="paragraph" style:parent-style-name="Heading_20_3" style:list-style-name="L8">
      <style:paragraph-properties>
        <style:tab-stops>
          <style:tab-stop style:position="0in"/>
        </style:tab-stops>
      </style:paragraph-properties>
      <style:text-properties style:font-name="Arial"/>
    </style:style>
    <style:style style:name="P24" style:family="paragraph" style:parent-style-name="Heading_20_3" style:list-style-name="L11">
      <style:paragraph-properties>
        <style:tab-stops>
          <style:tab-stop style:position="0in"/>
        </style:tab-stops>
      </style:paragraph-properties>
      <style:text-properties style:font-name="Arial"/>
    </style:style>
    <style:style style:name="P25" style:family="paragraph" style:parent-style-name="Heading_20_3" style:list-style-name="L14">
      <style:paragraph-properties>
        <style:tab-stops>
          <style:tab-stop style:position="0in"/>
        </style:tab-stops>
      </style:paragraph-properties>
      <style:text-properties style:font-name="Arial"/>
    </style:style>
    <style:style style:name="P26" style:family="paragraph" style:parent-style-name="Heading_20_3" style:list-style-name="L17">
      <style:paragraph-properties>
        <style:tab-stops>
          <style:tab-stop style:position="0in"/>
        </style:tab-stops>
      </style:paragraph-properties>
      <style:text-properties style:font-name="Arial"/>
    </style:style>
    <style:style style:name="P27" style:family="paragraph" style:parent-style-name="Heading_20_3" style:list-style-name="L18">
      <style:paragraph-properties>
        <style:tab-stops>
          <style:tab-stop style:position="0in"/>
        </style:tab-stops>
      </style:paragraph-properties>
      <style:text-properties style:font-name="Arial"/>
    </style:style>
    <style:style style:name="P28" style:family="paragraph" style:parent-style-name="Heading_20_3" style:list-style-name="L19">
      <style:paragraph-properties>
        <style:tab-stops>
          <style:tab-stop style:position="0in"/>
        </style:tab-stops>
      </style:paragraph-properties>
      <style:text-properties style:font-name="Arial"/>
    </style:style>
    <style:style style:name="P29" style:family="paragraph" style:parent-style-name="Heading_20_3" style:list-style-name="L20">
      <style:paragraph-properties>
        <style:tab-stops>
          <style:tab-stop style:position="0in"/>
        </style:tab-stops>
      </style:paragraph-properties>
      <style:text-properties style:font-name="Arial"/>
    </style:style>
    <style:style style:name="P30" style:family="paragraph" style:parent-style-name="Heading_20_3" style:list-style-name="L21">
      <style:paragraph-properties>
        <style:tab-stops>
          <style:tab-stop style:position="0in"/>
        </style:tab-stops>
      </style:paragraph-properties>
      <style:text-properties style:font-name="Arial"/>
    </style:style>
    <style:style style:name="P31" style:family="paragraph" style:parent-style-name="Heading_20_3" style:list-style-name="L22">
      <style:paragraph-properties>
        <style:tab-stops>
          <style:tab-stop style:position="0in"/>
        </style:tab-stops>
      </style:paragraph-properties>
      <style:text-properties style:font-name="Arial"/>
    </style:style>
    <style:style style:name="P32" style:family="paragraph" style:parent-style-name="Heading_20_3" style:list-style-name="L23">
      <style:paragraph-properties>
        <style:tab-stops>
          <style:tab-stop style:position="0in"/>
        </style:tab-stops>
      </style:paragraph-properties>
      <style:text-properties style:font-name="Arial"/>
    </style:style>
    <style:style style:name="P33" style:family="paragraph" style:parent-style-name="Heading_20_4" style:list-style-name="L8">
      <style:paragraph-properties>
        <style:tab-stops>
          <style:tab-stop style:position="0in"/>
        </style:tab-stops>
      </style:paragraph-properties>
      <style:text-properties style:font-name="Times New Roman"/>
    </style:style>
    <style:style style:name="P34" style:family="paragraph" style:parent-style-name="Heading_20_4" style:list-style-name="L9">
      <style:paragraph-properties>
        <style:tab-stops>
          <style:tab-stop style:position="0in"/>
        </style:tab-stops>
      </style:paragraph-properties>
      <style:text-properties style:font-name="Arial"/>
    </style:style>
    <style:style style:name="P35" style:family="paragraph" style:parent-style-name="Heading_20_4" style:list-style-name="L11">
      <style:paragraph-properties>
        <style:tab-stops>
          <style:tab-stop style:position="0in"/>
        </style:tab-stops>
      </style:paragraph-properties>
      <style:text-properties style:font-name="Arial"/>
    </style:style>
    <style:style style:name="P36" style:family="paragraph" style:parent-style-name="Heading_20_4" style:list-style-name="L13">
      <style:paragraph-properties>
        <style:tab-stops>
          <style:tab-stop style:position="0in"/>
        </style:tab-stops>
      </style:paragraph-properties>
      <style:text-properties style:font-name="Arial"/>
    </style:style>
    <style:style style:name="P37" style:family="paragraph" style:parent-style-name="Heading_20_4" style:list-style-name="L14">
      <style:paragraph-properties>
        <style:tab-stops>
          <style:tab-stop style:position="0in"/>
        </style:tab-stops>
      </style:paragraph-properties>
      <style:text-properties style:font-name="Arial"/>
    </style:style>
    <style:style style:name="P38" style:family="paragraph" style:parent-style-name="Heading_20_4" style:list-style-name="L15">
      <style:paragraph-properties>
        <style:tab-stops>
          <style:tab-stop style:position="0in"/>
        </style:tab-stops>
      </style:paragraph-properties>
      <style:text-properties style:font-name="Arial"/>
    </style:style>
    <style:style style:name="P39" style:family="paragraph" style:parent-style-name="Heading_20_4" style:list-style-name="L16">
      <style:paragraph-properties>
        <style:tab-stops>
          <style:tab-stop style:position="0in"/>
        </style:tab-stops>
      </style:paragraph-properties>
      <style:text-properties style:font-name="Arial"/>
    </style:style>
    <style:style style:name="P40" style:family="paragraph" style:parent-style-name="Heading_20_1" style:list-style-name="L1">
      <style:paragraph-properties fo:text-align="center" style:justify-single-word="false">
        <style:tab-stops>
          <style:tab-stop style:position="0in"/>
        </style:tab-stops>
      </style:paragraph-properties>
      <style:text-properties style:font-name="Arial"/>
    </style:style>
    <style:style style:name="P41" style:family="paragraph" style:parent-style-name="Heading">
      <style:paragraph-properties fo:text-align="center" style:justify-single-word="false"/>
      <style:text-properties style:font-name="Arial" fo:font-size="18pt" style:font-size-asian="18pt"/>
    </style:style>
    <style:style style:name="P42" style:family="paragraph" style:parent-style-name="Heading">
      <style:paragraph-properties fo:text-align="center" style:justify-single-word="false"/>
      <style:text-properties style:font-name="Arial"/>
    </style:style>
    <style:style style:name="P43" style:family="paragraph" style:parent-style-name="Heading" style:master-page-name="Standard">
      <style:paragraph-properties fo:margin-top="0.1665in" fo:margin-bottom="0.0835in" style:page-number="auto"/>
    </style:style>
    <style:style style:name="T1" style:family="text">
      <style:text-properties style:font-name="Arial"/>
    </style:style>
    <style:style style:name="T2" style:family="text">
      <style:text-properties style:font-name="Times New Roman"/>
    </style:style>
    <style:style style:name="T3" style:family="text">
      <style:text-properties style:font-name="Times New Roman" fo:font-weight="bold" style:font-weight-asian="bold"/>
    </style:style>
    <style:style style:name="T4" style:family="text">
      <style:text-properties style:font-name="Times New Roman"/>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successive"/>
    </style:style>
    <text:list-style style:name="L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s1" text:anchor-type="paragraph" svg:y="0.0091in" svg:width="1.4957in" svg:height="1.4965in" draw:z-index="0"><draw:image xlink:href="Pictures/2000000900002A09000030C98B721B71.svm" xlink:type="simple" xlink:show="embed" xlink:actuate="onLoad"/></draw:frame></text:p>
      <text:p text:style-name="P41">IDVAULT</text:p>
      <text:p text:style-name="P42">REDUCE VOTER FRAUD INEFFICIENCIES WITH VERIFIABLE <text:line-break/>AUDIT TRAILS</text:p>
      <text:p text:style-name="P12"/>
      <text:p text:style-name="P14">BY </text:p>
      <text:p text:style-name="P14">AMARI ESMEL PHILLIPE ARNAUD</text:p>
      <text:p text:style-name="P14">ELIZABETH YETUNDE ABRAHAM</text:p>
      <text:p text:style-name="P14">GAIUS PAUL EKANEM</text:p>
      <text:p text:style-name="P14">MONIQUE FINLEY</text:p>
      <text:p text:style-name="P14">ODU, STEPHEN ANYAKU III</text:p>
      <text:p text:style-name="P14"><text:s text:c="4"/></text:p>
      <text:p text:style-name="P14">COHORT 18/3</text:p>
      <text:p text:style-name="P14">CAPSTONE GROUP 4</text:p>
      <text:p text:style-name="P12"/>
      <text:p text:style-name="P12"/>
      <text:p text:style-name="P14">LOUISIANA, USA</text:p>
      <text:p text:style-name="P12"/>
      <text:p text:style-name="P14">A CAPSTONE PROJECT</text:p>
      <text:p text:style-name="P14">SUBMITTED TO THE FACULTY OF BLOCKCHAIN STUDIES AND ARTIFICIAL</text:p>
      <text:p text:style-name="P14">INTELLIGENCES AT THE ALTHASH UNIVERSITY</text:p>
      <text:p text:style-name="P14">IN PARTIAL FULFILLMENT OF THE REQUIREMENTS FOR</text:p>
      <text:p text:style-name="P14">THE COLLEGIATE OF SCIENCE IN BLOCKCHAIN STUDIES</text:p>
      <text:p text:style-name="P12"/>
      <text:p text:style-name="P14">CHICAGO, IL.</text:p>
      <text:p text:style-name="P12"/>
      <text:p text:style-name="P14">© 2023 MONIQUE FINLEY</text:p>
      <text:list xml:id="list8053506965663666465" text:style-name="L1">
        <text:list-item>
          <text:h text:style-name="P40" text:outline-level="1"><text:soft-page-break/>TABLE OF CONTENTS</text:h>
        </text:list-item>
      </text:list>
      <text:p text:style-name="Text_20_body"/>
      <text:list xml:id="list5556666832746087506" text:style-name="L2">
        <text:list-item>
          <text:p text:style-name="P15">COVER PAGE</text:p>
        </text:list-item>
        <text:list-item>
          <text:p text:style-name="P15">TABLE OF CONTENTS</text:p>
        </text:list-item>
        <text:list-item>
          <text:p text:style-name="P15">ABSTRACT</text:p>
        </text:list-item>
        <text:list-item>
          <text:p text:style-name="P15">CAPSTONE DEFENSE APPROVAL FORM</text:p>
        </text:list-item>
        <text:list-item>
          <text:p text:style-name="P15">WAIVER REQUEST FORM</text:p>
        </text:list-item>
        <text:list-item>
          <text:p text:style-name="P15">INTRODUCTION</text:p>
        </text:list-item>
        <text:list-item>
          <text:p text:style-name="P15">PROBLEM STATEMENT</text:p>
        </text:list-item>
        <text:list-item>
          <text:p text:style-name="P15">SOLUTION STATEMENT</text:p>
        </text:list-item>
        <text:list-item>
          <text:p text:style-name="P15">PLATFORM</text:p>
        </text:list-item>
        <text:list-item>
          <text:p text:style-name="P15">PROJECT BUDGET &amp; BUDGET ALLOCATIONS</text:p>
        </text:list-item>
        <text:list-item>
          <text:p text:style-name="P15">PROJECT LAUNCH DATE</text:p>
        </text:list-item>
        <text:list-item>
          <text:p text:style-name="P15">GITHUB ACCOUNT</text:p>
        </text:list-item>
        <text:list-item>
          <text:p text:style-name="P15">COURSES TAKEN</text:p>
        </text:list-item>
        <text:list-item>
          <text:p text:style-name="P15">LADDERDIZED CERTIFICATES &amp; DIPLOMAS</text:p>
        </text:list-item>
        <text:list-item>
          <text:p text:style-name="P15">TRANSCRIPTS OF ACADEMIC RECORDS</text:p>
        </text:list-item>
        <text:list-item>
          <text:p text:style-name="P15">BCE 501 SERIES BLOCKCHAIN CONTINUING EDUCATION</text:p>
        </text:list-item>
        <text:list-item>
          <text:p text:style-name="P15">PROFESSIONAL ORGANIZATION</text:p>
        </text:list-item>
        <text:list-item>
          <text:p text:style-name="P15">RESUME</text:p>
        </text:list-item>
        <text:list-item>
          <text:p text:style-name="P15">BLOCKCHAIN OATH OF PROFESSION</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list xml:id="list4179948012270943544" text:style-name="L3">
        <text:list-item>
          <text:h text:style-name="P18" text:outline-level="3">ABSTRACT</text:h>
        </text:list-item>
      </text:list>
      <text:p text:style-name="P1">This capstone research proposal explores the use of blockchain technology as a solution to<text:line-break/>mitigate electoral fraud and inefficiencies in the electoral process. Blockchain offers an<text:line-break/>innovative perspective by providing verifiable audit trails, enabling immediate and<text:line-break/>independent verification of electoral records. The fundamental features of blockchain, such as<text:line-break/>decentralization and immutability, have the potential to radically transform traditional<text:line-break/>electoral auditing practices. This research will analyze in detail the advantages and<text:line-break/>disadvantages of adopting blockchain for electoral audits, highlighting elements such as<text:line-break/>transparency, immutability, and distributed consensus. Exploring smart contracts and digital<text:line-break/>signatures will be at the core of our study, aiming to strengthen audit procedures and ensure<text:line-break/>the reliability of electoral records. This study will combine qualitative and quantitative<text:line-break/>research approaches, including literature analysis, case studies, and interviews with domain<text:line-break/>experts. The ultimate goal of this research is to provide a comprehensive understanding of<text:line-break/>how blockchain integration can enhance the efficiency of the electoral process and the<text:line-break/>accuracy of results, thereby contributing to trust in the integrity of elections.<text:line-break/></text:p>
      <text:p text:style-name="Standard"><text:span text:style-name="T3">Keywords:</text:span><text:span text:style-name="T2"> Electoral Fraud, Electoral Inefficiencies, Audit, Blockchain Technology, Record<text:line-break/>Verification, Verifiable Audit Trails, Transparency, Immutable, Smart Contracts, Digital<text:line-break/>Signatures.<text:line-brea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xml:id="list3240750077765112214" text:style-name="L4">
        <text:list-item>
          <text:h text:style-name="P19" text:outline-level="3">INTRODUCTION</text:h>
        </text:list-item>
      </text:list>
      <text:p text:style-name="P1">Electoral fraud and inefficiencies in the electoral process pose significant challenges to<text:line-break/>modern democracy. In an increasingly digitized world, it is imperative to find innovative and<text:line-break/>reliable ways to ensure the integrity and transparency of elections. It is in this context that our<text:line-break/>synthesis project, titled "Reduce Electoral Fraud Inefficiencies Through Verifiable Audit<text:line-break/>Trails," takes shape.</text:p>
      <text:p text:style-name="P1"><text:line-break/>Blockchain technology has already proven its effectiveness in various fields, including secure<text:line-break/>and transparent management of financial transactions. In a traditional electoral process,<text:line-break/>inefficiencies and fraud risks persist because auditors often rely on third parties to verify the<text:line-break/>accuracy of records. This approach can be costly, prone to human errors, and potentially<text:line-break/>subject to manipulation.<text:line-break/></text:p>
      <text:p text:style-name="P1">Blockchain offers a revolutionary alternative. It allows direct verification of records from<text:line-break/>their creation, eliminating the need for third parties and significantly reducing the risk of<text:line-break/>human error or fraud. Furthermore, it offers the possibility of instant verification, enabling the<text:line-break/>identification and prevention of electoral fraud faster than ever before.<text:line-break/>In this project, we will explore how blockchain technology can be implemented to ensure fair,<text:line-break/>transparent, and efficient elections. We will examine the advantages of blockchain for<text:line-break/>electoral processes and identify the challenges that must be overcome to fully leverage its<text:line-break/>potential.<text:line-break/></text:p>
      <text:p text:style-name="P1">We firmly believe that this synthesis project can make a significant contribution to democracy<text:line-break/>by strengthening citizens' trust in the electoral process. By providing a comprehensive<text:line-break/>overview of blockchain's potential for electoral auditing, we hope to assist key stakeholders,<text:line-break/>including electoral authorities and citizens, in understanding the benefits of this technology<text:line-break/>and developing strategies to ensure fair and verifiable elections.<text:line-break/></text:p>
      <text:list xml:id="list3501796028674400324" text:style-name="L5">
        <text:list-item>
          <text:h text:style-name="P20" text:outline-level="3">PROBLEM STATEMENT</text:h>
        </text:list-item>
      </text:list>
      <text:p text:style-name="P1">Our synthesis project, titled "Reduce Electoral Fraud Inefficiencies Through Verifiable<text:line-break/>Audit Trails," stems from the observation that current electoral processes are susceptible to<text:line-break/>fraud and inefficiencies due to insufficient trust in existing verification systems. Electoral<text:line-break/>fraud and inefficiencies in the electoral process undermine citizens' confidence in the<text:line-break/>democratic system. These issues can lead to non-representative outcomes and widespread<text:line-break/>mistrust, threatening the stability of governments and the legitimacy of elections. It is<text:line-break/>imperative to ensure the integrity and efficiency of the electoral process to maintain<text:line-break/>democracy.</text:p>
      <text:p text:style-name="P1"><text:line-break/>Stakeholders affected by this issue include voters, electoral bodies responsible for organizing<text:line-break/>elections, political parties participating in polls, as well as electoral observers and civil society<text:line-break/>monitoring elections. All these stakeholders have a direct interest in ensuring that elections<text:line-break/>are fair, transparent, and efficient. While seeking to address this problem, it is essential to<text:line-break/><text:soft-page-break/>ensure that the proposed solutions do not introduce new barriers to electoral participation and<text:line-break/>guarantee equal opportunities for all voters. The principles of transparency, fairness, and trust<text:line-break/>in the electoral process must be upheld.</text:p>
      <text:p text:style-name="P1"><text:line-break/>Our project aims to explore and propose solutions based on verifiable audit trails to reduce<text:line-break/>electoral fraud and inefficiencies. This could include the use of technologies such as<text:line-break/>blockchain to secure and make transparent the electoral process, the implementation of<text:line-break/>mechanisms for vote verifiability, voter education on these new technologies, and the<text:line-break/>involvement of independent organizations in auditing the electoral process. These approaches<text:line-break/>will help build trust in elections and ensure fairer and more representative results.</text:p>
      <text:p text:style-name="Standard"/>
      <text:list xml:id="list9209872920262986806" text:style-name="L6">
        <text:list-item>
          <text:h text:style-name="P21" text:outline-level="3">SOLUTION</text:h>
        </text:list-item>
      </text:list>
      <text:p text:style-name="P1">To address the problem of electoral fraud and inefficiencies in the electoral process, our<text:line-break/>solution will rely on verifiable audit trails, building upon the approach proposed in the project<text:line-break/>titled "Reduce Electoral Fraud Inefficiencies Through Verifiable Audit Trails." This will ensure a more<text:line-break/>transparent, efficient, and secure electoral process.</text:p>
      <text:p text:style-name="P1"><text:line-break/>We propose adopting blockchain technology to secure and make transparent the electoral<text:line-break/>process, just as it is used for financial and non-financial records in the previous project.<text:line-break/>Blockchain will ensure the integrity of electoral data by recording each vote in an immutable<text:line-break/>and transparent manner. We will also explore the use of smart contracts and digital signatures to strengthen the audit procedure.<text:line-break/></text:p>
      <text:p text:style-name="P1">The ultimate goal of our research is to provide a comprehensive understanding of how<text:line-break/>blockchain can transform the electoral process, increase efficiency, accuracy, and trust in<text:line-break/>electoral records keeping. This approach will contribute to the advancement of electoral<text:line-break/>auditing practices, thus strengthening democracy by reducing electoral fraud and improving<text:line-break/>the efficiency of elections.</text:p>
      <text:list xml:id="list4013484944813145400" text:style-name="L7">
        <text:list-item>
          <text:h text:style-name="P22" text:outline-level="3">VISION, MISSION, GOALS, AND OBJECTIVES:</text:h>
        </text:list-item>
      </text:list>
      <text:p text:style-name="Standard"><text:span text:style-name="T3">Vision</text:span><text:span text:style-name="T2"><text:line-break/>"Our vision is to become a key player in combating electoral fraud and inefficiencies by<text:line-break/>introducing verifiable audit trails to enhance trust and integrity in electoral processes on a<text:line-break/>national and international scale. We aspire to a future where every citizen can be certain that<text:line-break/>their vote counts, and elections are fair, transparent, and representative. By adopting<text:line-break/>innovative solutions, including blockchain technology, we aim to promote democracy by<text:line-break/>ensuring reliable and equitable elections."</text:span></text:p>
      <text:p text:style-name="Standard"><text:span text:style-name="T2"><text:line-break/></text:span><text:span text:style-name="T3">Mission</text:span><text:span text:style-name="T2"><text:line-break/>"Our mission is to use blockchain technology to revolutionize how elections are conducted.<text:line-break/>We aim to provide a transparent and secure platform where electoral processes are recorded in<text:line-break/>an immutable and verifiable manner, ensuring trust and integrity in the democratic process.<text:line-break/>Capitalizing on the immutability and transparency of blockchain, we empower citizens with<text:line-break/>independent electoral participation and inviolable auditing. Our goal is to strengthen<text:line-break/>democracy by ensuring fair, transparent, and representative elections for all."<text:line-break/></text:span><text:soft-page-break/><text:span text:style-name="T3">Goals</text:span></text:p>
      <text:list xml:id="list4602894279946813377" text:style-name="L8">
        <text:list-item>
          <text:p text:style-name="P3">Streamline electoral processes to ensure fair and transparent elections.</text:p>
        </text:list-item>
        <text:list-item>
          <text:p text:style-name="P3">Enhance the integrity of electoral data and bolster citizens' trust in the democratic system.</text:p>
        </text:list-item>
        <text:list-item>
          <text:p text:style-name="P3">Promote efficiency and cost savings in organizing elections.</text:p>
        </text:list-item>
        <text:list-item>
          <text:p text:style-name="P3">Promote global accessibility to verifiable and equitable electoral procedures.</text:p>
        </text:list-item>
        <text:list-item>
          <text:p text:style-name="P3">Collaborate with electoral industry stakeholders to implement verifiable audit trails and improve democracy.<text:line-break/></text:p>
        </text:list-item>
        <text:list-item>
          <text:p text:style-name="P5">Objectives</text:p>
        </text:list-item>
        <text:list-item>
          <text:p text:style-name="P3">Develop a robust and secure infrastructure for electoral auditing based on blockchain<text:line-break/>technology.</text:p>
        </text:list-item>
        <text:list-item>
          <text:p text:style-name="P3">Implement smart contract automation to ensure the integrity of electoral processes.</text:p>
        </text:list-item>
        <text:list-item>
          <text:p text:style-name="P3">Provide user-friendly interfaces for voters and electoral authorities, making audit trails<text:line-break/>accessible to all.</text:p>
        </text:list-item>
        <text:list-item>
          <text:p text:style-name="P3">Establish partnerships and integration with key electoral industry players to ensure the<text:line-break/>successful implementation of verifiable audit trails.</text:p>
        </text:list-item>
        <text:list-item>
          <text:p text:style-name="P3">Conduct ongoing research and development to refine verifiable audit trail-based<text:line-break/>solutions and adapt them to the changing needs of electoral processes.</text:p>
        </text:list-item>
        <text:list-item>
          <text:p text:style-name="P3">Educate and raise awareness among voters about the importance of electoral verification and new technologies to promote informed and active participation in the democratic process.</text:p>
        </text:list-item>
        <text:list-item>
          <text:p text:style-name="P6"/>
        </text:list-item>
        <text:list-item>
          <text:h text:style-name="P23" text:outline-level="3">PLATFORM</text:h>
        </text:list-item>
        <text:list-item>
          <text:h text:style-name="P33" text:outline-level="4"><text:line-break/>Platform Name: IDVault</text:h>
        </text:list-item>
      </text:list>
      <text:p text:style-name="P13"><text:line-break/>The name "IDVault" for the platform was chosen considering several essential reasons:<text:line-break/>Security and Privacy: The use of the word "Vault" in the name immediately conveys a sense<text:line-break/>of security and data protection. This aligns perfectly with the goal of our project to ensure the<text:line-break/>integrity of electoral data and reduce fraud.</text:p>
      <text:p text:style-name="Text_20_body"><text:span text:style-name="T2"><text:line-break/></text:span><text:span text:style-name="T3">Identification:</text:span><text:span text:style-name="T2"> The prefix "ID" suggests identification, which is crucial in the electoral<text:line-break/>context. It indicates that the "IDVault" platform is dedicated to the secure management of<text:line-break/>electoral identifications.</text:span></text:p>
      <text:p text:style-name="P13"><text:line-break/>The name also implies the ability to verify and audit records transparently, which is essential<text:line-break/>for ensuring the integrity of electoral processes. Lastly, "IDVault" is short, simple, and<text:line-break/>memorable, which will facilitate its adoption by voters, electoral authorities, and other<text:line-break/>stakeholders.</text:p>
      <text:p text:style-name="P13"><text:line-break/>The name of the token, "IDVault Token," is a natural extension of the platform's name. It<text:line-break/>provides an identity to the token used within our platform system. Here's why this token name<text:line-break/>is appropriate:<text:line-break/></text:p>
      <text:p text:style-name="Text_20_body"><text:soft-page-break/><text:span text:style-name="T3">Continuity:</text:span><text:span text:style-name="T2"> The inclusion of the word "Token" after "IDVault" clearly indicates that it is the<text:line-break/>digital currency associated with the platform. This creates logical continuity.<text:line-break/>Trust and Verification: "Vault" suggests security, while "Token" evokes the concept of trust<text:line-break/>in a digital system. Together, "IDVault Token" suggests a trustworthy digital currency that<text:line-break/>can be used to verify and audit electoral records. Just like the platform's name, "IDVault<text:line-break/>Token" is easy to understand for users and stakeholders.</text:span></text:p>
      <text:p text:style-name="P13"><text:line-break/>In summary, the platform name "IDVault" and the token name "IDVault Token" are wise<text:line-break/>choices for our synthesis project. They embody security, trust, and verification, which are<text:line-break/>essential elements in achieving our project's goals related to reducing electoral fraud and<text:line-break/>improving the efficiency of electoral processes.</text:p>
      <text:p text:style-name="Text_20_body"/>
      <text:list xml:id="list1558778733292683812" text:style-name="L9">
        <text:list-item>
          <text:h text:style-name="P34" text:outline-level="4">Platform blockchain – in depth – high level overview</text:h>
        </text:list-item>
      </text:list>
      <text:p text:style-name="P8">Choosing Althash and HTMLCoin as the Layer 1 blockchain platform for our project is a strategic decision driven by their unique strengths. Althash offers a robust and secure blockchain infrastructure that is well-suited for the intricate requirements of digital identity and voting systems requiring public accountability and immutability. Its commitment to decentralized solutions and innovative consensus mechanisms aligns seamlessly with our vision for transparent and tamper-resistant audit trails. HTMLCoin, known for its versatility and user-friendly development environment, complements Althash by providing a flexible platform for the implementation of smart contracts and decentralized applications. Together, this dual-layer approach leverages the strengths of both Althash and HTMLCoin, ensuring a resilient and scalable foundation for our project. The synergy between these platforms not only enhances the security and reliability of our digital identity and voting systems but also fosters an environment conducive to continuous innovation in the evolving landscape of blockchain technology. </text:p>
      <text:p text:style-name="P1"/>
      <text:p text:style-name="P8">As a Layer 2 Platform, IDVault with IDVault Token, we propose running in consortium settings where a voting authority registers voters. At the initiation stage of the voting process, the citizen registers to vote with a governing body. Registering authorities require trustworthy methods for guaranteeing the person who shows up is allowed to be a participating voter. Additionally, the support channels will need methods to help registered users recover lost accounts, prevent account theft, and deal with identity theft attempts. In an idea scenario, if the voter history lasts decades there could be many support requirements. An ID account used for voting would have long term implications for security, maintenance, and education. Possibly even cradle-to-grave implications; which means users </text:p>
      <text:p text:style-name="P1"/>
      <text:p text:style-name="P1"/>
      <text:p text:style-name="P8">by streamlining and securing the process with transparency and immutability <text:s/>Rules for registration vary across the globe, many have a minimum identification requirement. </text:p>
      <text:p text:style-name="P1"/>
      <text:p text:style-name="P11">Political Registrations Example (MVP)</text:p>
      <text:list xml:id="list1588763086922210406" text:style-name="L10">
        <text:list-item>
          <text:p text:style-name="P9">Full Name (First and Last Name / Business Name DBA)</text:p>
        </text:list-item>
        <text:list-item>
          <text:p text:style-name="P9">Government ID (Social Security Number / TIN)</text:p>
        </text:list-item>
        <text:list-item>
          <text:p text:style-name="P9">Address (Physical Address for political zoning)</text:p>
        </text:list-item>
        <text:list-item>
          <text:p text:style-name="P9">Voting Party (If registered)</text:p>
        </text:list-item>
      </text:list>
      <text:p text:style-name="Text_20_body"><text:soft-page-break/></text:p>
      <text:list xml:id="list360535703551021156" text:style-name="L11">
        <text:list-item>
          <text:h text:style-name="P24" text:outline-level="3">PROJECT BUDGET &amp; BUDGET ALLOCATIONS</text:h>
        </text:list-item>
        <text:list-item>
          <text:h text:style-name="P35" text:outline-level="4">Proposed Budget #1</text:h>
        </text:list-item>
      </text:list>
      <text:p text:style-name="P2">The budget figures for a Blockchain project are justifiable based on the following<text:line-break/>considerations:</text:p>
      <text:list xml:id="list4680164193601373476" text:style-name="L12">
        <text:list-item>
          <text:p text:style-name="P7"><text:span text:style-name="T2"><text:line-break/></text:span><text:span text:style-name="T3">Project Development</text:span><text:span text:style-name="T2"><text:line-break/>This cost covers the following (all figures in USD):<text:line-break/><text:tab/>? UI/UX Design : 5 000,00 $<text:line-break/><text:tab/>? Smart Contract Development : 20 000,00 $<text:line-break/><text:tab/>? Front-end Development : 10 000,00 $<text:line-break/><text:tab/>? Back-end Development : 10 000,00 $<text:line-break/><text:tab/>? Integration and testing : 5 000,00 $<text:line-break/>Total Development Costs : 50,000<text:line-break/></text:span></text:p>
        </text:list-item>
        <text:list-item>
          <text:p text:style-name="P7"><text:span text:style-name="T3">Infrastructure Costs</text:span><text:span text:style-name="T2"><text:line-break/>This cost covers the following (all figures in USD):<text:line-break/> <text:tab/>? Cloud Hosting (AWS) : 10 000,00 $<text:line-break/> <text:tab/>? Server Maintenance and Security : 5 000,00 $<text:line-break/><text:tab/>? Domain Registration and SSL Certificate : 100,00 $<text:line-break/>Total infrastructure Costs : 15,100<text:line-break/> </text:span></text:p>
        </text:list-item>
        <text:list-item>
          <text:p text:style-name="P4">30.31% <text:tab/>$50,000 <text:tab/>Project Development<text:line-break/>9.15% <text:tab/><text:tab/>$15,100 <text:tab/>Infrastructure Costs<text:line-break/>9.09% <text:tab/><text:tab/>$15,000 <text:tab/>Maintenance and Upgrades<text:line-break/>42.36% <text:tab/>$69,900 <text:tab/>Operational Costs<text:line-break/>9.09% <text:tab/><text:tab/>$15,000 <text:tab/>Other Costs<text:line-break/><text:tab/><text:tab/>$165,000<text:line-break/></text:p>
        </text:list-item>
        <text:list-item>
          <text:p text:style-name="P7"><text:span text:style-name="T3">Maintenance and Upgrades</text:span><text:span text:style-name="T2"><text:line-break/>This cost covers the following (all figures in USD):<text:line-break/><text:tab/>? Bug Fixes and Updates : 5 000,00 $<text:line-break/><text:tab/>? System Upgrades and Enhancements : 10 000,00 $<text:line-break/>Total Maintenance and Upgrades : 15,000<text:line-break/></text:span></text:p>
        </text:list-item>
        <text:list-item>
          <text:p text:style-name="P7"><text:span text:style-name="T3">Operational Costs</text:span><text:span text:style-name="T2"><text:line-break/>This cost covers the following (all figures in USD):<text:line-break/><text:tab/>? Employee Salaries (8 staff) : 40 000,00 $<text:line-break/><text:tab/>? Marketing and Promotion : 18 000,00 $<text:line-break/><text:tab/>? Legal and Compliance : 5 000,00 $<text:line-break/><text:tab/>? Miscellaneous Expenses : 6 900,00 $<text:line-break/>Total Operational Costs : 69,900<text:line-break/></text:span></text:p>
        </text:list-item>
        <text:list-item>
          <text:p text:style-name="P7"><text:span text:style-name="T3">Others Costs</text:span><text:span text:style-name="T2"><text:line-break/></text:span><text:soft-page-break/><text:span text:style-name="T2"><text:tab/>? Contingency Fund (10% of total costs and in USD) : 15,000<text:line-break/>This budget is based on a balanced allocation of resources for development, infrastructure,<text:line-break/>maintenance, operations, and other necessary costs to ensure the success of our project.</text:span></text:p>
        </text:list-item>
      </text:list>
      <text:p text:style-name="P17"/>
      <text:list xml:id="list1274908505592478279" text:style-name="L13">
        <text:list-item>
          <text:h text:style-name="P36" text:outline-level="4">Proposed Budget #2</text:h>
        </text:list-item>
      </text:list>
      <text:p text:style-name="P1">For a minimum viable product (MVP) launch, it's crucial to streamline the budget while ensuring essential elements are covered.</text:p>
      <text:p text:style-name="Standard"/>
      <text:p text:style-name="Standard"><text:span text:style-name="T2"><text:s text:c="4"/>Salaries:</text:span></text:p>
      <text:p text:style-name="Standard"><text:span text:style-name="T2"><text:s text:c="8"/>Blockchain Developer (x2): $50,000 each</text:span></text:p>
      <text:p text:style-name="Standard"><text:span text:style-name="T2"><text:s text:c="8"/>Project Manager: $45,000</text:span></text:p>
      <text:p text:style-name="Standard"><text:span text:style-name="T2"><text:s text:c="8"/>UI/UX Designer: $40,000</text:span></text:p>
      <text:p text:style-name="Standard"><text:span text:style-name="T2"><text:s text:c="8"/>Quality Assurance (QA) Engineer: $35,000</text:span></text:p>
      <text:p text:style-name="Standard"><text:span text:style-name="T2"><text:s text:c="8"/>Marketing Specialist: $40,000</text:span></text:p>
      <text:p text:style-name="Standard"/>
      <text:p text:style-name="Standard"><text:span text:style-name="T2"><text:s text:c="4"/>Total Minimal Salaries: $210,000</text:span></text:p>
      <text:p text:style-name="Standard"/>
      <text:p text:style-name="Standard"><text:span text:style-name="T2"><text:s text:c="4"/>Essential Infrastructure and Technology:</text:span></text:p>
      <text:p text:style-name="Standard"><text:span text:style-name="T2"><text:s text:c="8"/>Cloud Services (AWS, Azure, etc.): $10,000</text:span></text:p>
      <text:p text:style-name="Standard"><text:span text:style-name="T2"><text:s text:c="8"/>Blockchain Platform Costs (Althash, HTMLCoin): $8,000</text:span></text:p>
      <text:p text:style-name="Standard"><text:span text:style-name="T2"><text:s text:c="8"/>Development Tools and Software Licenses: $5,000</text:span></text:p>
      <text:p text:style-name="Standard"/>
      <text:p text:style-name="Standard"><text:span text:style-name="T2"><text:s text:c="4"/>Total Minimal Infrastructure and Technology: $23,000</text:span></text:p>
      <text:p text:style-name="Standard"/>
      <text:p text:style-name="Standard"><text:span text:style-name="T2"><text:s text:c="4"/>Basic Operational Expenses:</text:span></text:p>
      <text:p text:style-name="Standard"><text:span text:style-name="T2"><text:s text:c="8"/>Co-Working or Remote Work Facilities: $10,000</text:span></text:p>
      <text:p text:style-name="Standard"><text:span text:style-name="T2"><text:s text:c="8"/>Utilities and Internet: $2,000</text:span></text:p>
      <text:p text:style-name="Standard"><text:span text:style-name="T2"><text:s text:c="8"/>Essential Office Supplies: $1,500</text:span></text:p>
      <text:p text:style-name="Standard"/>
      <text:p text:style-name="Standard"><text:span text:style-name="T2"><text:s text:c="4"/>Total Basic Operational Expenses: $13,500</text:span></text:p>
      <text:p text:style-name="Standard"/>
      <text:p text:style-name="Standard"><text:span text:style-name="T2"><text:s text:c="4"/>Launch Marketing:</text:span></text:p>
      <text:p text:style-name="Standard"><text:span text:style-name="T2"><text:s text:c="8"/>Basic Website Development and Maintenance: $5,000</text:span></text:p>
      <text:p text:style-name="Standard"><text:span text:style-name="T2"><text:s text:c="8"/>Initial Marketing Collaterals: $7,500</text:span></text:p>
      <text:p text:style-name="Standard"/>
      <text:p text:style-name="Standard"><text:span text:style-name="T2"><text:s text:c="4"/>Total Launch Marketing: $12,500</text:span></text:p>
      <text:p text:style-name="Standard"/>
      <text:p text:style-name="Standard"><text:span text:style-name="T2"><text:s text:c="4"/>Initial Training and Professional Development:</text:span></text:p>
      <text:p text:style-name="Standard"><text:span text:style-name="T2"><text:s text:c="8"/>Basic Training Programs: $5,000</text:span></text:p>
      <text:p text:style-name="Standard"/>
      <text:p text:style-name="Standard"><text:span text:style-name="T2"><text:s text:c="4"/>Total Initial Training: $5,000</text:span></text:p>
      <text:p text:style-name="Standard"/>
      <text:p text:style-name="Standard"><text:span text:style-name="T2"><text:s text:c="4"/>Contingency Fund:</text:span></text:p>
      <text:p text:style-name="Standard"><text:span text:style-name="T2"><text:s text:c="8"/>Unforeseen Expenses: $10,000</text:span></text:p>
      <text:p text:style-name="Standard"/>
      <text:p text:style-name="Standard"><text:span text:style-name="T2"><text:s text:c="4"/>Total Minimal Project Budget (excluding token pay): $274,000</text:span></text:p>
      <text:p text:style-name="Standard"><text:soft-page-break/></text:p>
      <text:p text:style-name="P1">This budget focuses on the core elements necessary for launching an MVP, ensuring that key roles are adequately compensated, essential infrastructure is in place, basic operational needs are met, and a modest marketing effort is executed. This budget allows for a lean and efficient MVP launch while maintaining financial prudence. Adjustments can be made based on specific circumstances and priorities.</text:p>
      <text:p text:style-name="Standard"/>
      <text:list xml:id="list5347434746121062294" text:style-name="L14">
        <text:list-item>
          <text:h text:style-name="P25" text:outline-level="3">PROJECT LAUNCH DATE: To Be Determined</text:h>
        </text:list-item>
        <text:list-item>
          <text:h text:style-name="P37" text:outline-level="4">Best Launch Window:</text:h>
        </text:list-item>
      </text:list>
      <text:p text:style-name="P1">Choosing the right launch window depends on various factors including market trends, competitor activities, and the readiness of your DApp. However, considering general trends:</text:p>
      <text:p text:style-name="Standard"/>
      <text:list xml:id="list9054728807723066500" text:style-name="L15">
        <text:list-item>
          <text:h text:style-name="P38" text:outline-level="4">Optimal Launch Window:</text:h>
        </text:list-item>
      </text:list>
      <text:p text:style-name="Standard"><text:span text:style-name="T2"><text:s text:c="4"/></text:span><text:span text:style-name="T3">Avoid Major Holidays:</text:span><text:span text:style-name="T2"> Launching during major holidays may impact user attention and engagement.</text:span></text:p>
      <text:p text:style-name="Standard"><text:span text:style-name="T2"><text:s text:c="4"/></text:span><text:span text:style-name="T3">Consider Industry Events:</text:span><text:span text:style-name="T2"> If there are industry-related events or conferences, launching around these times can attract attention.</text:span></text:p>
      <text:p text:style-name="Standard"><text:span text:style-name="T2"><text:s text:c="4"/></text:span><text:span text:style-name="T3">Research Competitors:</text:span><text:span text:style-name="T2"> Avoid launching too close to major releases from competitors.</text:span></text:p>
      <text:p text:style-name="Standard"><text:span text:style-name="T3"><text:s text:c="4"/>Best Timeframe:</text:span><text:span text:style-name="T2"> Aim for a launch in the months when market activity is generally high and interest in blockchain/DApps is prominent. The first and second quarters of the year often see increased attention.</text:span></text:p>
      <text:p text:style-name="Standard"/>
      <text:list xml:id="list1589076146565087763" text:style-name="L16">
        <text:list-item>
          <text:h text:style-name="P39" text:outline-level="4">Additional Considerations:</text:h>
        </text:list-item>
      </text:list>
      <text:p text:style-name="Standard"><text:span text:style-name="T2"><text:s text:c="4"/></text:span><text:span text:style-name="T3">Engage with the Community:</text:span><text:span text:style-name="T2"> Leverage social media and blockchain communities to build anticipation.</text:span></text:p>
      <text:p text:style-name="Standard"><text:span text:style-name="T2"><text:s text:c="4"/></text:span><text:span text:style-name="T3">Beta Testing:</text:span><text:span text:style-name="T2"> Consider a beta release to gather feedback and refine your DApp before the official launch.</text:span></text:p>
      <text:p text:style-name="Standard"/>
      <text:p text:style-name="P1">Remember to monitor market conditions, adapt to changes, and be flexible with our launch strategy. The key is to create a buzz around our DApp and ensure that it meets user expectations.</text:p>
      <text:p text:style-name="Standard"/>
      <text:p text:style-name="Standard"/>
      <text:list xml:id="list8283989172514564572" text:style-name="L17">
        <text:list-item>
          <text:h text:style-name="P26" text:outline-level="3">GITHUB ACCOUNT</text:h>
        </text:list-item>
      </text:list>
      <text:p text:style-name="P1">[insert team github here]</text:p>
      <text:p text:style-name="Standard"/>
      <text:list xml:id="list4768880981007790249" text:style-name="L18">
        <text:list-item>
          <text:h text:style-name="P27" text:outline-level="3">COURSES TAKEN</text:h>
        </text:list-item>
      </text:list>
      <text:p text:style-name="P1">BLKN 205 Blockchain Theory &amp; Practice; BLKN 300 Blockchain Technology &amp; Innovation; CRPT 200 Introduction to Cryptocurrency+; BLKN 215 Applied Cryptography: Private &amp; Public Keys and Digital Signature; BLKN 216 Cryptography and Hash Functions; CRPT 305 Currencies, Tokens, and <text:soft-page-break/>Stable Coins; BLKN 320 Consensus Mechanisms; BLKN 340 Diversity and Inclusion in the Technology Industry; BLKN 334 Wallet Safety and Security; BLKN 232 Interoperability; BLKN Scalability and Other Challenges; BLKN 420 Decentralized Model and Consensus Mining; BLKN 344/DAPP 312 Enterprise Blockchain; 218 Blockchain Anatomy, Nodes, &amp; Networks; BLKN 194 Independent Research in Blockchain Technology; CRPT 312 Tokenomics: Usage, Utility &amp; Value, BLKN/PROG 346 Repository Systems; BLKN/PROG 350 Althash Blockchain; BLKN/PROG 348 Blockchain Architecture; PROG 100 Introduction to Smart Contracts; HEAL 308 Self-Care and Well-Being in the Digital Age; BLKN 480 Issues &amp; Trends in Blockchain Technology; BLKN 490B Cryptographic Hash Functions; BLKN 490C Private &amp; Public Keys and Digital Signatures; BLKN 342 Imposter Syndrome in Blockchain Technology; BLKN/PROG 352 Ethereum Blockchain; BLKN/COMD 310 Tribalism in Blockchain &amp; Cryptocurrency; BLKN 495 Blockchain Profession; BLKN 311/DAPP 311 Blockchain-enabled Electronic Health Records; TKNS 330 NFT Development; BLKN 356 Self-Sovereign Identity; BLKN 354 Blockchain Leadership &amp; Management; PROG 358 Introduction to Hyperledger Fabric; BLKN 596 Blockchain Career Development; BLKN 492 Directed Research in Blockchain Studies;BLKN 499 Capstone Defense</text:p>
      <text:p text:style-name="Standard"/>
      <text:list xml:id="list4148286717907107837" text:style-name="L19">
        <text:list-item>
          <text:h text:style-name="P28" text:outline-level="3">LADDERDIZED CERTIFICATES &amp; DIPLOMAS</text:h>
        </text:list-item>
      </text:list>
      <text:p text:style-name="P1">[insert all blockchain certificates and diplomas here]</text:p>
      <text:p text:style-name="Standard"/>
      <text:p text:style-name="Standard"/>
      <text:list xml:id="list1800872218733472835" text:style-name="L20">
        <text:list-item>
          <text:h text:style-name="P29" text:outline-level="3">TRANSCRIPTS OF ACADEMIC RECORDS</text:h>
        </text:list-item>
      </text:list>
      <text:p text:style-name="P1">[insert academic records here]</text:p>
      <text:p text:style-name="Standard"/>
      <text:p text:style-name="Standard"/>
      <text:list xml:id="list5817625422026222459" text:style-name="L21">
        <text:list-item>
          <text:h text:style-name="P30" text:outline-level="3">BCE 501 SERIES BLOCKCHAIN CONTINUING EDUCATION</text:h>
        </text:list-item>
      </text:list>
      <text:p text:style-name="P1">[insert essays here]</text:p>
      <text:p text:style-name="Standard"/>
      <text:p text:style-name="Standard"/>
      <text:list xml:id="list5367883871778054144" text:style-name="L22">
        <text:list-item>
          <text:h text:style-name="P31" text:outline-level="3">PROFESSIONAL ORGANIZATION</text:h>
        </text:list-item>
      </text:list>
      <text:p text:style-name="Standard"/>
      <text:p text:style-name="P1">ICORBP: International Council of Registered Blockchain Professionals</text:p>
      <text:p text:style-name="P1">[insert info about ICORBP here]</text:p>
      <text:p text:style-name="Standard"/>
      <text:p text:style-name="Standard"/>
      <text:list xml:id="list1544121876469123608" text:style-name="L23">
        <text:list-item>
          <text:h text:style-name="P32" text:outline-level="3">BLOCKCHAIN OATH OF PROFESSION</text:h>
        </text:list-item>
      </text:list>
      <text:p text:style-name="Standard"/>
      <text:p text:style-name="Standard"><text:span text:style-name="T2">In the realm of blockchain, I pledge to champion integrity, transparency, and security. My commitment is to conduct myself with unwavering honesty, prioritize open-source development, and ensure the robust security of blockchain networks. Embracing innovation and continuous learning, I aim to contribute to the evolution of blockchain technology. Inclusivity guides my actions as I strive to create a </text:span><text:soft-page-break/><text:span text:style-name="T2">diverse and accessible blockchain community. With a focus on social responsibility, I consider the broader impact of blockchain applications and actively seek collaboration to foster a shared vision within the blockchain ecosystem.</text:span><text:bookmark-start text:name="_PictureBullets"/><text:span text:style-name="T2"> <text:s/></text:span><text:bookmark-end text:name="_PictureBullets"/></text:p>
      <text:p text:style-name="Standard"/>
      <text:p text:style-name="Standard"/>
      <text:p text:style-name="Standard"/>
      <text:p text:style-name="Standard"/>
      <text:p text:style-name="Standard"/>
      <text:p text:style-name="Standard"/>
      <text:p text:style-name="P1">PLATFORM<text:line-break/>Platform Name: IDVault<text:line-break/>The name "IDVault" for the platform was chosen considering several essential reasons:<text:line-break/>Security and Privacy: The use of the word "Vault" in the name immediately conveys a sense<text:line-break/>of security and data protection. This aligns perfectly with the goal of our project to ensure the<text:line-break/>integrity of electoral data and reduce fraud.<text:line-break/>Identification: The prefix "ID" suggests identification, which is crucial in the electoral<text:line-break/>context. It indicates that the "IDVault" platform is dedicated to the secure management of<text:line-break/>electoral identifications.<text:line-break/>The name also implies the ability to verify and audit records transparently, which is essential<text:line-break/>for ensuring the integrity of electoral processes. Lastly, "IDVault" is short, simple, and<text:line-break/>memorable, which will facilitate its adoption by voters, electoral authorities, and other<text:line-break/>stakeholders.<text:line-break/>The name of the token, "IDVault Token," is a natural extension of the platform's name. It<text:line-break/>provides an identity to the token used within our platform system. Here's why this token name<text:line-break/>is appropriate:<text:line-break/>Continuity: The inclusion of the word "Token" after "IDVault" clearly indicates that it is the<text:line-break/>digital currency associated with the platform. This creates logical continuity.<text:line-break/>Trust and Verification: "Vault" suggests security, while "Token" evokes the concept of trust<text:line-break/>in a digital system. Together, "IDVault Token" suggests a trustworthy digital currency that<text:line-break/>can be used to verify and audit electoral records. Just like the platform's name, "IDVault<text:line-break/>Token" is easy to understand for users and stakeholders.<text:line-break/>In summary, the platform name "IDVault" and the token name "IDVault Token" are wise<text:line-break/>choices for our synthesis project. They embody security, trust, and verification, which are<text:line-break/>essential elements in achieving our project's goals related to reducing electoral fraud and<text:line-break/>improving the efficiency of electoral processes.</text:p>
      <text:p text:style-name="P1"><text:line-break/>PLATFORM NAME<text:line-break/>IDVault</text:p>
      <text:p text:style-name="Standard"/>
      <text:p text:style-name="P1">TICKER</text:p>
      <text:p text:style-name="P1">IDVT<text:line-break/></text:p>
      <text:p text:style-name="Standard"><text:span text:style-name="T2">PLATFORM TOKEN <text:line-break/>The acronym "IDVT" stands for "IDVault Token." This abbreviation has been carefully<text:line-break/>chosen to reflect the core mission and vision of our project. Here's how it embodies these key<text:line-break/>ideas:<text:line-break/>Electoral Integrity: The prefix "ID" suggests identification, which is crucial in the electoral<text:line-break/></text:span><text:soft-page-break/><text:span text:style-name="T2">context. It indicates that "IDVault Token" is specifically designed to ensure the integrity of<text:line-break/>electoral identifications, thus contributing to the reduction of electoral fraud.<text:line-break/>Security and Trust: The word "Vault" immediately inspires a sense of security and data<text:line-break/>protection. It suggests that this token is a trusted digital asset used in a secure environment<text:line-break/>to guarantee the authenticity of electoral records.<text:line-break/>Transparent Verification: "Token" clearly indicates that it is a digital unit used for<text:line-break/>transparently verifying and validating electoral records. This underscores the project's<text:line-break/>objective of enabling independent and instant verification.<text:line-break/>Efficiency: By using "IDVT" as the abbreviation, we demonstrate our commitment to<text:line-break/>improving the efficiency of electoral processes by leveraging blockchain technology for<text:line-break/>efficient verification.<text:line-break/>This abbreviation, "IDVT," is more than just a symbol; it embodies the fundamental<text:line-break/>principles of the project aimed at reducing electoral fraud and enhancing election efficiency<text:line-break/>through verifiable audit trails. It will serve as a symbol of integrity and trust for voters,<text:line-break/>electoral authorities, and investors interested in our mission.<text:line-break/>The aim of our project is to ensure significant adoption of the "IDVault" platform for<text:line-break/>independent and efficient verification of electoral records. In line with the recommendation,<text:line-break/>we propose a maximum of 100,000,000,000 IDVT tokens in our supply chain.<text:line-break/>Our project aims to revolutionize the way elections are conducted by making the process<text:line-break/>more transparent and efficient through verifiable audit trails. A substantial token supply is<text:line-break/>essential to support widespread adoption of the platform, which is necessary to achieve our<text:line-break/>ambitious vision.<text:line-break/>A larger token reserve will encourage active participation from all stakeholders, including<text:line-break/>voters, electoral authorities, political parties, and election observers. This ensures that the<text:line-break/>platform will be effectively used to reduce electoral fraud and inefficiencies. A significant<text:line-break/>token supply will address the growing demand for electoral record verification. As more<text:line-break/>elections adopt our solution, it will be crucial to have enough tokens to ensure the platform<text:line-break/>can evolve and adapt rapidly. With a substantial token reserve, we can create a sustainable<text:line-break/>ecosystem where stakeholders are actively engaged. This will foster long-term trust and<text:line-break/>acceptance of the platform.<text:line-break/>TOKEN MAXIMM SUPPLY<text:line-break/>100,000,000,000 IDVT<text:line-break/>It is important to note that a large quantity of tokens does not necessarily mean a dilution of<text:line-break/>value. The design of our economic and governance system will ensure that the token value<text:line-break/>remains stable and aligned with the success of the platform. We also plan to reserve a portion<text:line-break/>of the tokens for educational and awareness initiatives to inform voters about the importance<text:line-break/>of electoral verification and new technologies. The token reserve will be managed<text:line-break/>transparently and in compliance with regulations, with governance mechanisms to ensure<text:line-break/>appropriate use of funds and collective decision-making.<text:line-break/>In summary, a maximum of 100,000,000,000 IDVT tokens in our supply chain will support<text:line-break/>our goal of reducing electoral fraud and inefficiencies through verifiable audit trails by<text:line-break/>ensuring widespread adoption of the platform and active participation of all stakeholders.</text:span></text:p>
      <text:p text:style-name="P1"><text:line-break/>IDVT Slogan: "Reinventing Electoral Trust"<text:line-break/>This slogan encapsulates IDVT's core value proposition, which is to restore trust in electoral<text:line-break/>processes through transparent and independent verification. It also communicates the aim to<text:line-break/>revolutionize how we approach electoral trust, emphasizing the need to reinvent traditional<text:line-break/><text:soft-page-break/>audit and verification methods for a more reliable and efficient electoral system. This slogan<text:line-break/>reminds stakeholders that with IDVT, we are poised to transform the way elections are<text:line-break/>conducted, ensuring that every vote counts and every election is fair and honest. It encourages<text:line-break/>trust, transparency, and integrity, essential elements in combating electoral fraud and<text:line-break/>inefficiencies.<text:line-break/>The IDVT logo features a bold and symbolic design that emphasizes trust, security, and<text:line-break/>integrity in elections. It uses a combination of primarily blue, green, and gold colors. Blue<text:line-break/>symbolizes stability, green evokes transparency and growth, while gold represents value and<text:line-break/>reliability.<text:line-break/>At the center of the logo is an icon that combines elements of a shield and a magnifying glass.<text:line-break/>This shield represents trust, a key element in the context of electoral integrity, while the<text:line-break/>magnifying glass represents the careful examination of electoral records. Inside the<text:line-break/>TOKEN SLOGAN<text:line-break/>“ IDVault Token”<text:line-break/>TOKEN LOGO<text:line-break/>magnifying glass, you can see a stylized silhouette of a ballot box, highlighting the electoral<text:line-break/>aspect of our project.<text:line-break/>The IDVT logo clearly communicates the project's objective, which is to ensure the integrity<text:line-break/>of elections through independent and transparent verification. It inspires confidence, security,<text:line-break/>and growth in the electoral process while harnessing the benefits of blockchain technology to<text:line-break/>reduce electoral fraud and improve efficiency.<text:line-break/><text:line-break/>LAUNCH DATE<text:line-break/>The launch date for the project "Reduce Electoral Fraud and Inefficiencies Through<text:line-break/>Verifiable Audit Trails" and its "IDVault" platform could be in July 2024, taking into account<text:line-break/>the necessary planning and development.<text:line-break/>The development of a Minimum Viable Product (MVP) is expected to take approximately 5<text:line-break/>months, starting from July 2024. Testing, validation, and gathering feedback on the MVP<text:line-break/>should take about 1 month, bringing the date to December 2024. Afterward, the team will<text:line-break/>work on developing a scalable and modular platform to meet the specific needs of<text:line-break/>stakeholders.<text:line-break/>Launching the project in July 2024 will allow sufficient time for marketing and awareness<text:line-break/>activities, ensuring that the project reaches its target audience and achieves its objec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style>
    <style:style style:name="Absatz-Standardschriftart" style:family="text"/>
    <style:style style:name="WW-Absatz-Standardschriftart" style:family="text"/>
    <style:style style:name="WW-Absatz-Standardschriftart1" style:family="text"/>
    <style:style style:name="Bullet_20_Symbols" style:display-name="Bullet Symbols" style:family="text">
      <style:text-properties style:font-name="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30T22:26:39</meta:creation-date>
    <dc:date>2023-10-16T18:13:07.56</dc:date>
    <meta:editing-cycles>1</meta:editing-cycles>
    <meta:editing-duration>PT4H22M21S</meta:editing-duration>
    <meta:document-statistic meta:table-count="0" meta:image-count="1" meta:object-count="0" meta:page-count="14" meta:paragraph-count="159" meta:word-count="4159" meta:character-count="28886"/>
    <meta:generator>OpenOffice/4.1.7$Win32 OpenOffice.org_project/417m1$Build-9800</meta:generator>
  </office:meta>
</office:document-meta>
</file>